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1" style:family="table-row">
      <style:table-row-properties style:row-height="0.252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elle4" style:family="table">
      <style:table-properties style:width="2.7958in" table:align="left"/>
    </style:style>
    <style:style style:name="Tabelle4.A" style:family="table-column">
      <style:table-column-properties style:column-width="0.2542in"/>
    </style:style>
    <style:style style:name="Tabel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4.B1" style:family="table-cell" style:data-style-name="N0">
      <style:table-cell-properties fo:padding="0.0382in" fo:border-left="0.05pt solid #000000" fo:border-right="none" fo:border-top="0.05pt solid #000000" fo:border-bottom="0.05pt solid #000000"/>
    </style:style>
    <style:style style:name="Tabelle4.K1" style:family="table-cell" style:data-style-name="N0">
      <style:table-cell-properties fo:padding="0.0382in" fo:border="0.05pt solid #000000"/>
    </style:style>
    <style:style style:name="Tabelle4.A2" style:family="table-cell">
      <style:table-cell-properties fo:padding="0.0382in" fo:border-left="0.05pt solid #000000" fo:border-right="none" fo:border-top="none" fo:border-bottom="0.05pt solid #000000"/>
    </style:style>
    <style:style style:name="Tabelle4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4.K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382in" fo:border-left="0.05pt solid #000000" fo:border-right="none" fo:border-top="none" fo:border-bottom="0.05pt solid #000000"/>
    </style:style>
    <style:style style:name="Tabelle4.A4" style:family="table-cell">
      <style:table-cell-properties fo:padding="0.0382in" fo:border-left="0.05pt solid #000000" fo:border-right="none" fo:border-top="none" fo:border-bottom="0.05pt solid #000000"/>
    </style:style>
    <style:style style:name="Tabelle4.A5" style:family="table-cell">
      <style:table-cell-properties fo:padding="0.0382in" fo:border-left="0.05pt solid #000000" fo:border-right="none" fo:border-top="none" fo:border-bottom="0.05pt solid #000000"/>
    </style:style>
    <style:style style:name="Tabelle4.A6" style:family="table-cell">
      <style:table-cell-properties fo:padding="0.0382in" fo:border-left="0.05pt solid #000000" fo:border-right="none" fo:border-top="none" fo:border-bottom="0.05pt solid #000000"/>
    </style:style>
    <style:style style:name="Tabelle4.A7" style:family="table-cell">
      <style:table-cell-properties fo:padding="0.0382in" fo:border-left="0.05pt solid #000000" fo:border-right="none" fo:border-top="none" fo:border-bottom="0.05pt solid #000000"/>
    </style:style>
    <style:style style:name="Tabelle4.A8" style:family="table-cell">
      <style:table-cell-properties fo:padding="0.0382in" fo:border-left="0.05pt solid #000000" fo:border-right="none" fo:border-top="none" fo:border-bottom="0.05pt solid #000000"/>
    </style:style>
    <style:style style:name="Tabelle4.A9" style:family="table-cell">
      <style:table-cell-properties fo:padding="0.0382in" fo:border-left="0.05pt solid #000000" fo:border-right="none" fo:border-top="none" fo:border-bottom="0.05pt solid #000000"/>
    </style:style>
    <style:style style:name="Tabelle4.A10" style:family="table-cell">
      <style:table-cell-properties fo:padding="0.0382in" fo:border-left="0.05pt solid #000000" fo:border-right="none" fo:border-top="none" fo:border-bottom="0.05pt solid #000000"/>
    </style:style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3.3458in" style:rel-column-width="32764*"/>
    </style:style>
    <style:style style:name="Tabelle1.B" style:family="table-column">
      <style:table-column-properties style:column-width="0.2569in" style:rel-column-width="2517*"/>
    </style:style>
    <style:style style:name="Tabelle1.C" style:family="table-column">
      <style:table-column-properties style:column-width="0.2576in" style:rel-column-width="2523*"/>
    </style:style>
    <style:style style:name="Tabelle1.N" style:family="table-column">
      <style:table-column-properties style:column-width="0.2583in" style:rel-column-width="2531*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N1" style:family="table-cell">
      <style:table-cell-properties fo:padding="0.0382in" fo:border="0.05pt solid #000000"/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1.N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elle2" style:family="table">
      <style:table-properties style:width="6.6931in" table:align="margins"/>
    </style:style>
    <style:style style:name="Tabelle2.A" style:family="table-column">
      <style:table-column-properties style:column-width="0.6694in" style:rel-column-width="6553*"/>
    </style:style>
    <style:style style:name="Tabelle2.J" style:family="table-column">
      <style:table-column-properties style:column-width="0.6694in" style:rel-column-width="6558*"/>
    </style:style>
    <style:style style:name="Tabel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2.J1" style:family="table-cell">
      <style:table-cell-properties fo:padding="0.0382in" fo:border="0.05pt solid #000000"/>
    </style:style>
    <style:style style:name="Tabelle2.A2" style:family="table-cell">
      <style:table-cell-properties fo:padding="0.0382in" fo:border-left="0.05pt solid #000000" fo:border-right="none" fo:border-top="none" fo:border-bottom="0.05pt solid #000000"/>
    </style:style>
    <style:style style:name="Tabelle2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.J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loext:graphic-properties draw:fill="solid" draw:fill-color="#ffffe6" draw:opacity="100%"/>
      <style:paragraph-properties fo:text-align="start" style:justify-single-word="false" fo:background-color="#ffffe6"/>
      <style:text-properties style:font-name="DejaVu Sans2" fo:font-size="12pt" fo:background-color="transparent" style:font-size-asian="12pt" style:font-size-complex="12pt"/>
    </style:style>
    <style:style style:name="P3" style:family="paragraph" style:parent-style-name="Standard">
      <loext:graphic-properties draw:fill="solid" draw:fill-color="#ffffe6" draw:opacity="100%"/>
      <style:paragraph-properties fo:background-color="#ffffe6"/>
      <style:text-properties style:font-name="DejaVu Sans2" fo:background-color="transparent"/>
    </style:style>
    <style:style style:name="P4" style:family="paragraph" style:parent-style-name="Standard">
      <loext:graphic-properties draw:fill="solid" draw:fill-color="#ffffe6" draw:opacity="100%"/>
      <style:paragraph-properties fo:background-color="#ffffe6"/>
      <style:text-properties style:font-name="DejaVu Sans2" fo:font-size="6pt" fo:background-color="transparent" style:font-size-asian="6pt" style:font-size-complex="6pt"/>
    </style:style>
    <style:style style:name="P5" style:family="paragraph" style:parent-style-name="Table_20_Contents">
      <loext:graphic-properties draw:fill="solid" draw:fill-color="#ffffe6" draw:opacity="100%"/>
      <style:paragraph-properties fo:text-align="start" style:justify-single-word="false" fo:background-color="#ffffe6"/>
      <style:text-properties style:font-name="DejaVu Sans2" fo:font-size="12pt" fo:background-color="transparent" style:font-size-asian="12pt" style:font-size-complex="12pt"/>
    </style:style>
    <style:style style:name="P6" style:family="paragraph" style:parent-style-name="Table_20_Contents">
      <loext:graphic-properties draw:fill="solid" draw:fill-color="#ffffe6" draw:opacity="100%"/>
      <style:paragraph-properties fo:text-align="start" style:justify-single-word="false" fo:background-color="#ffffe6"/>
      <style:text-properties style:font-name="DejaVu Sans2" fo:font-size="10pt" fo:background-color="transparen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32fb2" officeooo:paragraph-rsid="00032fb2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3a1a5" officeooo:paragraph-rsid="0003a1a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tyle="normal" fo:font-weight="bold" fo:background-color="#ffff99" style:font-style-asian="normal" style:font-weight-asian="bold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tyle="normal" fo:font-weight="bold" officeooo:rsid="0002d43f" officeooo:paragraph-rsid="0002d43f" fo:background-color="#ccffff" style:font-style-asian="normal" style:font-weight-asian="bold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tyle="normal" fo:font-weight="bold" fo:background-color="#ccffff" style:font-style-asian="normal" style:font-weight-asian="bold" style:font-style-complex="normal" style:font-weight-complex="bold"/>
    </style:style>
    <style:style style:name="P13" style:family="paragraph" style:parent-style-name="Horizontal_20_Line">
      <loext:graphic-properties draw:fill="solid" draw:fill-color="#ffffe6" draw:opacity="100%"/>
      <style:paragraph-properties fo:background-color="#ffffe6"/>
      <style:text-properties style:font-name="DejaVu Sans2"/>
    </style:style>
    <style:style style:name="P14" style:family="paragraph" style:parent-style-name="Horizontal_20_Line">
      <loext:graphic-properties draw:fill="solid" draw:fill-color="#e6e6ff" draw:opacity="100%"/>
      <style:paragraph-properties fo:background-color="#e6e6ff"/>
      <style:text-properties style:font-name="DejaVu Sans2"/>
    </style:style>
    <style:style style:name="P15" style:family="paragraph" style:parent-style-name="Text_20_body">
      <style:text-properties style:font-name="DejaVu Sans2"/>
    </style:style>
    <style:style style:name="P16" style:family="paragraph" style:parent-style-name="Text_20_body">
      <style:text-properties style:font-name="DejaVu Sans2" fo:font-size="6pt" style:font-size-asian="5.25pt" style:font-size-complex="6pt"/>
    </style:style>
    <style:style style:name="P17" style:family="paragraph" style:parent-style-name="Text_20_body">
      <loext:graphic-properties draw:fill="solid" draw:fill-color="#e6e6ff" draw:opacity="100%"/>
      <style:paragraph-properties fo:background-color="#e6e6ff"/>
      <style:text-properties style:font-name="DejaVu Sans2" fo:font-size="6pt" style:font-size-asian="5.25pt" style:font-size-complex="6pt"/>
    </style:style>
    <style:style style:name="P18" style:family="paragraph" style:parent-style-name="Text_20_body">
      <style:text-properties style:font-name="DejaVu Sans2" fo:font-weight="bold" style:font-weight-asian="bold" style:font-weight-complex="bold"/>
    </style:style>
    <style:style style:name="P19" style:family="paragraph" style:parent-style-name="Text_20_body">
      <style:text-properties style:font-name="DejaVu Sans2" fo:font-style="normal" style:font-style-asian="normal" style:font-style-complex="normal"/>
    </style:style>
    <style:style style:name="P20" style:family="paragraph" style:parent-style-name="Text_20_body">
      <loext:graphic-properties draw:fill="solid" draw:fill-color="#e6e6ff" draw:opacity="100%"/>
      <style:paragraph-properties fo:background-color="#e6e6ff"/>
      <style:text-properties style:font-name="DejaVu Sans2"/>
    </style:style>
    <style:style style:name="P21" style:family="paragraph" style:parent-style-name="Text_20_body">
      <loext:graphic-properties draw:fill="solid" draw:fill-color="#e6e6ff" draw:opacity="100%"/>
      <style:paragraph-properties fo:background-color="#e6e6ff"/>
      <style:text-properties style:font-name="DejaVu Sans2" officeooo:rsid="00055d8e" officeooo:paragraph-rsid="00055d8e"/>
    </style:style>
    <style:style style:name="P22" style:family="paragraph" style:parent-style-name="Text_20_body">
      <style:text-properties style:font-name="DejaVu Sans2" officeooo:paragraph-rsid="00032fb2"/>
    </style:style>
    <style:style style:name="P23" style:family="paragraph" style:parent-style-name="Text_20_body">
      <style:text-properties style:font-name="DejaVu Sans2" fo:font-weight="normal" officeooo:paragraph-rsid="000a43df" style:font-weight-asian="normal" style:font-weight-complex="normal"/>
    </style:style>
    <style:style style:name="P24" style:family="paragraph" style:parent-style-name="Text_20_body">
      <style:text-properties style:font-name="DejaVu Sans2" officeooo:paragraph-rsid="000b75cd"/>
    </style:style>
    <style:style style:name="P25" style:family="paragraph" style:parent-style-name="Text_20_body">
      <style:text-properties style:font-name="DejaVu Sans2" officeooo:paragraph-rsid="00055d8e"/>
    </style:style>
    <style:style style:name="P26" style:family="paragraph" style:parent-style-name="Title">
      <loext:graphic-properties draw:fill="solid" draw:fill-color="#ffffe6" draw:opacity="100%"/>
      <style:paragraph-properties fo:margin-top="0in" fo:margin-bottom="0.0799in" loext:contextual-spacing="false" fo:background-color="#ffffe6"/>
    </style:style>
    <style:style style:name="P27" style:family="paragraph" style:parent-style-name="Heading_20_3">
      <style:text-properties style:font-name="DejaVu Sans2"/>
    </style:style>
    <style:style style:name="P28" style:family="paragraph" style:parent-style-name="Heading_20_3">
      <loext:graphic-properties draw:fill="solid" draw:fill-color="#e6e6ff" draw:opacity="100%"/>
      <style:paragraph-properties fo:background-color="#e6e6ff"/>
      <style:text-properties style:font-name="DejaVu Sans2"/>
    </style:style>
    <style:style style:name="P29" style:family="paragraph" style:parent-style-name="Heading_20_3">
      <style:paragraph-properties fo:text-align="center" style:justify-single-word="false"/>
      <style:text-properties style:font-name="DejaVu Sans2"/>
    </style:style>
    <style:style style:name="P3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1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d43f" style:font-weight-asian="bold" style:font-weight-complex="bold"/>
    </style:style>
    <style:style style:name="T3" style:family="text">
      <style:text-properties fo:font-weight="bold" officeooo:rsid="00032fb2" style:font-weight-asian="bold" style:font-weight-complex="bold"/>
    </style:style>
    <style:style style:name="T4" style:family="text">
      <style:text-properties fo:font-weight="bold" officeooo:rsid="0002d43f" fo:background-color="#ccffff" loext:char-shading-value="0" style:font-weight-asian="bold" style:font-weight-complex="bold"/>
    </style:style>
    <style:style style:name="T5" style:family="text">
      <style:text-properties style:font-name="DejaVu Sans2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3pt" fo:font-weight="bold" officeooo:rsid="00032fb2" style:font-size-asian="13pt" style:font-weight-asian="bold" style:font-size-complex="13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2d43f" style:font-weight-asian="normal" style:font-weight-complex="normal"/>
    </style:style>
    <style:style style:name="T10" style:family="text">
      <style:text-properties fo:font-weight="normal" officeooo:rsid="00032fb2" style:font-weight-asian="normal" style:font-weight-complex="normal"/>
    </style:style>
    <style:style style:name="T11" style:family="text">
      <style:text-properties fo:font-weight="normal" officeooo:rsid="0003a1a5" style:font-weight-asian="normal" style:font-weight-complex="normal"/>
    </style:style>
    <style:style style:name="T12" style:family="text">
      <style:text-properties fo:font-weight="normal" officeooo:rsid="000a43df" style:font-weight-asian="normal" style:font-weight-complex="normal"/>
    </style:style>
    <style:style style:name="T13" style:family="text">
      <style:text-properties officeooo:rsid="0002d43f"/>
    </style:style>
    <style:style style:name="T14" style:family="text">
      <style:text-properties officeooo:rsid="00032fb2"/>
    </style:style>
    <style:style style:name="T15" style:family="text">
      <style:text-properties officeooo:rsid="0003a1a5"/>
    </style:style>
    <style:style style:name="T16" style:family="text">
      <style:text-properties officeooo:rsid="00055d8e"/>
    </style:style>
    <style:style style:name="T17" style:family="text">
      <style:text-properties officeooo:rsid="00081715"/>
    </style:style>
    <style:style style:name="T18" style:family="text">
      <style:text-properties officeooo:rsid="000a43df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background-color="#ccffff" style:editable="false">
        <style:columns fo:column-count="1" fo:column-gap="0in"/>
        <style:background-image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INF" form:control-implementation="ooo:com.sun.star.form.component.CheckBox" xml:id="control1" form:id="control1" form:label="INF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2" form:id="control2" form:label="STRU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3" form:id="control3" form:label="PUZ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4" form:id="control4" form:label="SO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5" form:id="control5" form:label="U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LG" form:control-implementation="ooo:com.sun.star.form.component.CheckBox" xml:id="control6" form:id="control6" form:label="ALG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ecret Message" text:name="Title"/>
        <text:user-field-decl office:value-type="string" office:string-value="2013-XY-01" text:name="TaskID"/>
        <text:user-field-decl office:value-type="float" office:value="2012" text:name=""/>
      </text:user-field-decls>
      <text:p text:style-name="P26"><text:file-name text:display="name">2014-AT-01-EN</text:file-name> <text:user-field-get text:name="Title">Secret Message</text:user-field-ge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6">0 <text:drop-down text:name=""><text:label text:current-selected="true" text:value="----"/><text:label text:value="easy"/><text:label text:value="medium"/><text:label text:value="hard"/><text:label text:value="selective"/><text:label text:value="m. candidate"/><text:label text:value="mandatory"/>----</text:drop-down></text:p>
          </table:table-cell>
          <table:table-cell table:style-name="Table1.A1" office:value-type="string">
            <text:p text:style-name="P6">I: <text:drop-down text:name=""><text:label text:current-selected="true" text:value="----"/><text:label text:value="easy"/><text:label text:value="medium"/><text:label text:value="hard"/><text:label text:value="selective"/><text:label text:value="m. candidate"/><text:label text:value="mandatory"/>----</text:drop-down></text:p>
          </table:table-cell>
          <table:table-cell table:style-name="Table1.A1" office:value-type="string">
            <text:p text:style-name="P6">II: <text:drop-down text:name=""><text:label text:current-selected="true" text:value="----"/><text:label text:value="easy"/><text:label text:value="medium"/><text:label text:value="hard"/><text:label text:value="selective"/><text:label text:value="m. candidate"/><text:label text:value="mandatory"/>----</text:drop-down></text:p>
          </table:table-cell>
          <table:table-cell table:style-name="Table1.A1" office:value-type="string">
            <text:p text:style-name="P6">III: <text:drop-down text:name=""><text:label text:value="----"/><text:label text:value="easy"/><text:label text:value="medium"/><text:label text:current-selected="true" text:value="hard"/><text:label text:value="selective"/><text:label text:value="m. candidate"/><text:label text:value="mandatory"/>hard</text:drop-down></text:p>
          </table:table-cell>
          <table:table-cell table:style-name="Table1.E1" office:value-type="string">
            <text:p text:style-name="P6">IV: <text:drop-down text:name=""><text:label text:value="----"/><text:label text:value="easy"/><text:label text:current-selected="true" text:value="medium"/><text:label text:value="hard"/><text:label text:value="selective"/><text:label text:value="m. candidate"/><text:label text:value="mandatory"/>medium</text:drop-down></text:p>
          </table:table-cell>
        </table:table-row>
      </table:table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5"><text:s/><draw:control text:anchor-type="as-char" svg:y="-0.1382in" draw:z-index="5" draw:style-name="gr1" draw:text-style-name="P31" svg:width="0.8941in" svg:height="0.1232in" draw:control="control6"/></text:p>
          </table:table-cell>
          <table:table-cell table:style-name="Table2.A1" office:value-type="string">
            <text:p text:style-name="P2"><draw:control text:anchor-type="as-char" svg:y="0.0201in" draw:z-index="0" draw:style-name="gr1" draw:text-style-name="P31" svg:width="0.8941in" svg:height="0.1232in" draw:control="control1"/></text:p>
          </table:table-cell>
          <table:table-cell table:style-name="Table2.A1" office:value-type="string">
            <text:p text:style-name="P2"><draw:control text:anchor-type="as-char" svg:y="-0.0055in" draw:z-index="1" draw:style-name="gr1" draw:text-style-name="P31" svg:width="0.8941in" svg:height="0.1232in" draw:control="control2"/></text:p>
          </table:table-cell>
          <table:table-cell table:style-name="Table2.A1" office:value-type="string">
            <text:p text:style-name="P2"><draw:control text:anchor-type="as-char" svg:y="-0.0035in" draw:z-index="2" draw:style-name="gr1" draw:text-style-name="P31" svg:width="0.8941in" svg:height="0.1232in" draw:control="control3"/></text:p>
          </table:table-cell>
          <table:table-cell table:style-name="Table2.A1" office:value-type="string">
            <text:p text:style-name="P2"><draw:control text:anchor-type="as-char" svg:y="0.0016in" draw:z-index="3" draw:style-name="gr1" draw:text-style-name="P31" svg:width="0.8941in" svg:height="0.1232in" draw:control="control4"/></text:p>
          </table:table-cell>
          <table:table-cell table:style-name="Table2.F1" office:value-type="string">
            <text:p text:style-name="P2"><draw:control text:anchor-type="as-char" svg:y="0.0098in" draw:z-index="4" draw:style-name="gr1" draw:text-style-name="P31" svg:width="0.8941in" svg:height="0.1232in" draw:control="control5"/></text:p>
          </table:table-cell>
        </table:table-row>
      </table:table>
      <text:section text:style-name="Sect1" text:name="Body" text:protected="true">
        <text:p text:style-name="P4"/>
        <text:p text:style-name="P3"><text:span text:style-name="T6">Answer Type: </text:span><text:span text:style-name="T6"><text:drop-down text:name=""><text:label text:value="Click to choose!"/><text:label text:current-selected="true" text:value="Multiple Choice"/><text:label text:value="Open Integer"/><text:label text:value="Open Text"/><text:label text:value="Interactive Select"/><text:label text:value="Interactive Move"/>Multiple Choice</text:drop-down></text:span><text:span text:style-name="T6"> Graphics are: </text:span><text:span text:style-name="T6"><text:drop-down text:name=""><text:label text:current-selected="true" text:value="not used in this task"/><text:label text:value="self made and colorblind proof"/><text:label text:value="used with permission and colorblind proof"/>not used in this task</text:drop-down></text:span></text:p>
        <text:p text:style-name="P13"/>
        <text:h text:style-name="P27" text:outline-level="3">Body</text:h>
      </text:section>
      <text:p text:style-name="P15"><draw:frame draw:style-name="fr1" draw:name="Rahmen1" text:anchor-type="paragraph" svg:x="3.8846in" svg:y="-0.0047in" svg:width="2.8709in" draw:z-index="6"><draw:text-box fo:min-height="3.0244in"><text:p text:style-name="Frame_20_contents"/><table:table table:name="Tabelle4" table:style-name="Tabelle4"><table:table-column table:style-name="Tabelle4.A" table:number-columns-repeated="11"/><table:table-row><table:table-cell table:style-name="Tabelle4.A1" office:value-type="string"><text:p text:style-name="P11">T</text:p></table:table-cell><table:table-cell table:style-name="Tabelle4.B1" office:value-type="float" office:value="0"><text:p text:style-name="P10">0</text:p></table:table-cell><table:table-cell table:style-name="Tabelle4.B1" office:value-type="float" office:value="1"><text:p text:style-name="P10">1</text:p></table:table-cell><table:table-cell table:style-name="Tabelle4.B1" office:value-type="float" office:value="2"><text:p text:style-name="P10">2</text:p></table:table-cell><table:table-cell table:style-name="Tabelle4.B1" office:value-type="float" office:value="3"><text:p text:style-name="P10">3</text:p></table:table-cell><table:table-cell table:style-name="Tabelle4.B1" office:value-type="float" office:value="4"><text:p text:style-name="P10">4</text:p></table:table-cell><table:table-cell table:style-name="Tabelle4.B1" office:value-type="float" office:value="5"><text:p text:style-name="P10">5</text:p></table:table-cell><table:table-cell table:style-name="Tabelle4.B1" office:value-type="float" office:value="6"><text:p text:style-name="P10">6</text:p></table:table-cell><table:table-cell table:style-name="Tabelle4.B1" office:value-type="float" office:value="7"><text:p text:style-name="P10">7</text:p></table:table-cell><table:table-cell table:style-name="Tabelle4.B1" office:value-type="float" office:value="8"><text:p text:style-name="P10">8</text:p></table:table-cell><table:table-cell table:style-name="Tabelle4.K1" office:value-type="float" office:value="9"><text:p text:style-name="P10">9</text:p></table:table-cell></table:table-row><table:table-row><table:table-cell table:style-name="Tabelle4.A10" office:value-type="string"><text:p text:style-name="P11">O</text:p></table:table-cell><table:table-cell table:style-name="Tabelle4.B2" office:value-type="float" office:value="9"><text:p text:style-name="P10">9</text:p></table:table-cell><table:table-cell table:style-name="Tabelle4.B2" office:value-type="float" office:value="0"><text:p text:style-name="P10">0</text:p></table:table-cell><table:table-cell table:style-name="Tabelle4.B2" office:value-type="float" office:value="1"><text:p text:style-name="P10">1</text:p></table:table-cell><table:table-cell table:style-name="Tabelle4.B2" office:value-type="float" office:value="2"><text:p text:style-name="P10">2</text:p></table:table-cell><table:table-cell table:style-name="Tabelle4.B2" office:value-type="float" office:value="3"><text:p text:style-name="P10">3</text:p></table:table-cell><table:table-cell table:style-name="Tabelle4.B2" office:value-type="float" office:value="4"><text:p text:style-name="P10">4</text:p></table:table-cell><table:table-cell table:style-name="Tabelle4.B2" office:value-type="float" office:value="5"><text:p text:style-name="P10">5</text:p></table:table-cell><table:table-cell table:style-name="Tabelle4.B2" office:value-type="float" office:value="6"><text:p text:style-name="P10">6</text:p></table:table-cell><table:table-cell table:style-name="Tabelle4.B2" office:value-type="float" office:value="7"><text:p text:style-name="P10">7</text:p></table:table-cell><table:table-cell table:style-name="Tabelle4.K2" office:value-type="float" office:value="8"><text:p text:style-name="P10">8</text:p></table:table-cell></table:table-row><table:table-row><table:table-cell table:style-name="Tabelle4.A10" office:value-type="string"><text:p text:style-name="P11">M</text:p></table:table-cell><table:table-cell table:style-name="Tabelle4.B2" office:value-type="float" office:value="8"><text:p text:style-name="P10">8</text:p></table:table-cell><table:table-cell table:style-name="Tabelle4.B2" office:value-type="float" office:value="9"><text:p text:style-name="P10">9</text:p></table:table-cell><table:table-cell table:style-name="Tabelle4.B2" office:value-type="float" office:value="0"><text:p text:style-name="P10">0</text:p></table:table-cell><table:table-cell table:style-name="Tabelle4.B2" office:value-type="float" office:value="1"><text:p text:style-name="P10">1</text:p></table:table-cell><table:table-cell table:style-name="Tabelle4.B2" office:value-type="float" office:value="2"><text:p text:style-name="P10">2</text:p></table:table-cell><table:table-cell table:style-name="Tabelle4.B2" office:value-type="float" office:value="3"><text:p text:style-name="P10">3</text:p></table:table-cell><table:table-cell table:style-name="Tabelle4.B2" office:value-type="float" office:value="4"><text:p text:style-name="P10">4</text:p></table:table-cell><table:table-cell table:style-name="Tabelle4.B2" office:value-type="float" office:value="5"><text:p text:style-name="P10">5</text:p></table:table-cell><table:table-cell table:style-name="Tabelle4.B2" office:value-type="float" office:value="6"><text:p text:style-name="P10">6</text:p></table:table-cell><table:table-cell table:style-name="Tabelle4.K2" office:value-type="float" office:value="7"><text:p text:style-name="P10">7</text:p></table:table-cell></table:table-row><table:table-row><table:table-cell table:style-name="Tabelle4.A10" office:value-type="string"><text:p text:style-name="P12">_</text:p></table:table-cell><table:table-cell table:style-name="Tabelle4.B2" office:value-type="float" office:value="7"><text:p text:style-name="P10">7</text:p></table:table-cell><table:table-cell table:style-name="Tabelle4.B2" office:value-type="float" office:value="8"><text:p text:style-name="P10">8</text:p></table:table-cell><table:table-cell table:style-name="Tabelle4.B2" office:value-type="float" office:value="9"><text:p text:style-name="P10">9</text:p></table:table-cell><table:table-cell table:style-name="Tabelle4.B2" office:value-type="float" office:value="0"><text:p text:style-name="P10">0</text:p></table:table-cell><table:table-cell table:style-name="Tabelle4.B2" office:value-type="float" office:value="1"><text:p text:style-name="P10">1</text:p></table:table-cell><table:table-cell table:style-name="Tabelle4.B2" office:value-type="float" office:value="2"><text:p text:style-name="P10">2</text:p></table:table-cell><table:table-cell table:style-name="Tabelle4.B2" office:value-type="float" office:value="3"><text:p text:style-name="P10">3</text:p></table:table-cell><table:table-cell table:style-name="Tabelle4.B2" office:value-type="float" office:value="4"><text:p text:style-name="P10">4</text:p></table:table-cell><table:table-cell table:style-name="Tabelle4.B2" office:value-type="float" office:value="5"><text:p text:style-name="P10">5</text:p></table:table-cell><table:table-cell table:style-name="Tabelle4.K2" office:value-type="float" office:value="6"><text:p text:style-name="P10">6</text:p></table:table-cell></table:table-row><table:table-row><table:table-cell table:style-name="Tabelle4.A10" office:value-type="string"><text:p text:style-name="P12">A</text:p></table:table-cell><table:table-cell table:style-name="Tabelle4.B2" office:value-type="float" office:value="6"><text:p text:style-name="P10">6</text:p></table:table-cell><table:table-cell table:style-name="Tabelle4.B2" office:value-type="float" office:value="7"><text:p text:style-name="P10">7</text:p></table:table-cell><table:table-cell table:style-name="Tabelle4.B2" office:value-type="float" office:value="8"><text:p text:style-name="P10">8</text:p></table:table-cell><table:table-cell table:style-name="Tabelle4.B2" office:value-type="float" office:value="9"><text:p text:style-name="P10">9</text:p></table:table-cell><table:table-cell table:style-name="Tabelle4.B2" office:value-type="float" office:value="0"><text:p text:style-name="P10">0</text:p></table:table-cell><table:table-cell table:style-name="Tabelle4.B2" office:value-type="float" office:value="1"><text:p text:style-name="P10">1</text:p></table:table-cell><table:table-cell table:style-name="Tabelle4.B2" office:value-type="float" office:value="2"><text:p text:style-name="P10">2</text:p></table:table-cell><table:table-cell table:style-name="Tabelle4.B2" office:value-type="float" office:value="3"><text:p text:style-name="P10">3</text:p></table:table-cell><table:table-cell table:style-name="Tabelle4.B2" office:value-type="float" office:value="4"><text:p text:style-name="P10">4</text:p></table:table-cell><table:table-cell table:style-name="Tabelle4.K2" office:value-type="float" office:value="5"><text:p text:style-name="P10">5</text:p></table:table-cell></table:table-row><table:table-row><table:table-cell table:style-name="Tabelle4.A10" office:value-type="string"><text:p text:style-name="P12">N</text:p></table:table-cell><table:table-cell table:style-name="Tabelle4.B2" office:value-type="float" office:value="5"><text:p text:style-name="P10">5</text:p></table:table-cell><table:table-cell table:style-name="Tabelle4.B2" office:value-type="float" office:value="6"><text:p text:style-name="P10">6</text:p></table:table-cell><table:table-cell table:style-name="Tabelle4.B2" office:value-type="float" office:value="7"><text:p text:style-name="P10">7</text:p></table:table-cell><table:table-cell table:style-name="Tabelle4.B2" office:value-type="float" office:value="8"><text:p text:style-name="P10">8</text:p></table:table-cell><table:table-cell table:style-name="Tabelle4.B2" office:value-type="float" office:value="9"><text:p text:style-name="P10">9</text:p></table:table-cell><table:table-cell table:style-name="Tabelle4.B2" office:value-type="float" office:value="0"><text:p text:style-name="P10">0</text:p></table:table-cell><table:table-cell table:style-name="Tabelle4.B2" office:value-type="float" office:value="1"><text:p text:style-name="P10">1</text:p></table:table-cell><table:table-cell table:style-name="Tabelle4.B2" office:value-type="float" office:value="2"><text:p text:style-name="P10">2</text:p></table:table-cell><table:table-cell table:style-name="Tabelle4.B2" office:value-type="float" office:value="3"><text:p text:style-name="P10">3</text:p></table:table-cell><table:table-cell table:style-name="Tabelle4.K2" office:value-type="float" office:value="4"><text:p text:style-name="P10">4</text:p></table:table-cell></table:table-row><table:table-row><table:table-cell table:style-name="Tabelle4.A10" office:value-type="string"><text:p text:style-name="P12">D</text:p></table:table-cell><table:table-cell table:style-name="Tabelle4.B2" office:value-type="float" office:value="4"><text:p text:style-name="P10">4</text:p></table:table-cell><table:table-cell table:style-name="Tabelle4.B2" office:value-type="float" office:value="5"><text:p text:style-name="P10">5</text:p></table:table-cell><table:table-cell table:style-name="Tabelle4.B2" office:value-type="float" office:value="6"><text:p text:style-name="P10">6</text:p></table:table-cell><table:table-cell table:style-name="Tabelle4.B2" office:value-type="float" office:value="7"><text:p text:style-name="P10">7</text:p></table:table-cell><table:table-cell table:style-name="Tabelle4.B2" office:value-type="float" office:value="8"><text:p text:style-name="P10">8</text:p></table:table-cell><table:table-cell table:style-name="Tabelle4.B2" office:value-type="float" office:value="9"><text:p text:style-name="P10">9</text:p></table:table-cell><table:table-cell table:style-name="Tabelle4.B2" office:value-type="float" office:value="0"><text:p text:style-name="P10">0</text:p></table:table-cell><table:table-cell table:style-name="Tabelle4.B2" office:value-type="float" office:value="1"><text:p text:style-name="P10">1</text:p></table:table-cell><table:table-cell table:style-name="Tabelle4.B2" office:value-type="float" office:value="2"><text:p text:style-name="P10">2</text:p></table:table-cell><table:table-cell table:style-name="Tabelle4.K2" office:value-type="float" office:value="3"><text:p text:style-name="P10">3</text:p></table:table-cell></table:table-row><table:table-row><table:table-cell table:style-name="Tabelle4.A10" office:value-type="string"><text:p text:style-name="P12">R</text:p></table:table-cell><table:table-cell table:style-name="Tabelle4.B2" office:value-type="float" office:value="3"><text:p text:style-name="P10">3</text:p></table:table-cell><table:table-cell table:style-name="Tabelle4.B2" office:value-type="float" office:value="4"><text:p text:style-name="P10">4</text:p></table:table-cell><table:table-cell table:style-name="Tabelle4.B2" office:value-type="float" office:value="5"><text:p text:style-name="P10">5</text:p></table:table-cell><table:table-cell table:style-name="Tabelle4.B2" office:value-type="float" office:value="6"><text:p text:style-name="P10">6</text:p></table:table-cell><table:table-cell table:style-name="Tabelle4.B2" office:value-type="float" office:value="7"><text:p text:style-name="P10">7</text:p></table:table-cell><table:table-cell table:style-name="Tabelle4.B2" office:value-type="float" office:value="8"><text:p text:style-name="P10">8</text:p></table:table-cell><table:table-cell table:style-name="Tabelle4.B2" office:value-type="float" office:value="9"><text:p text:style-name="P10">9</text:p></table:table-cell><table:table-cell table:style-name="Tabelle4.B2" office:value-type="float" office:value="0"><text:p text:style-name="P10">0</text:p></table:table-cell><table:table-cell table:style-name="Tabelle4.B2" office:value-type="float" office:value="1"><text:p text:style-name="P10">1</text:p></table:table-cell><table:table-cell table:style-name="Tabelle4.K2" office:value-type="float" office:value="2"><text:p text:style-name="P10">2</text:p></table:table-cell></table:table-row><table:table-row><table:table-cell table:style-name="Tabelle4.A10" office:value-type="string"><text:p text:style-name="P12">E</text:p></table:table-cell><table:table-cell table:style-name="Tabelle4.B2" office:value-type="float" office:value="2"><text:p text:style-name="P10">2</text:p></table:table-cell><table:table-cell table:style-name="Tabelle4.B2" office:value-type="float" office:value="3"><text:p text:style-name="P10">3</text:p></table:table-cell><table:table-cell table:style-name="Tabelle4.B2" office:value-type="float" office:value="4"><text:p text:style-name="P10">4</text:p></table:table-cell><table:table-cell table:style-name="Tabelle4.B2" office:value-type="float" office:value="5"><text:p text:style-name="P10">5</text:p></table:table-cell><table:table-cell table:style-name="Tabelle4.B2" office:value-type="float" office:value="6"><text:p text:style-name="P10">6</text:p></table:table-cell><table:table-cell table:style-name="Tabelle4.B2" office:value-type="float" office:value="7"><text:p text:style-name="P10">7</text:p></table:table-cell><table:table-cell table:style-name="Tabelle4.B2" office:value-type="float" office:value="8"><text:p text:style-name="P10">8</text:p></table:table-cell><table:table-cell table:style-name="Tabelle4.B2" office:value-type="float" office:value="9"><text:p text:style-name="P10">9</text:p></table:table-cell><table:table-cell table:style-name="Tabelle4.B2" office:value-type="float" office:value="0"><text:p text:style-name="P10">0</text:p></table:table-cell><table:table-cell table:style-name="Tabelle4.K2" office:value-type="float" office:value="1"><text:p text:style-name="P10">1</text:p></table:table-cell></table:table-row><table:table-row><table:table-cell table:style-name="Tabelle4.A10" office:value-type="string"><text:p text:style-name="P12">W</text:p></table:table-cell><table:table-cell table:style-name="Tabelle4.B2" office:value-type="float" office:value="1"><text:p text:style-name="P10">1</text:p></table:table-cell><table:table-cell table:style-name="Tabelle4.B2" office:value-type="float" office:value="2"><text:p text:style-name="P10">2</text:p></table:table-cell><table:table-cell table:style-name="Tabelle4.B2" office:value-type="float" office:value="3"><text:p text:style-name="P10">3</text:p></table:table-cell><table:table-cell table:style-name="Tabelle4.B2" office:value-type="float" office:value="4"><text:p text:style-name="P10">4</text:p></table:table-cell><table:table-cell table:style-name="Tabelle4.B2" office:value-type="float" office:value="5"><text:p text:style-name="P10">5</text:p></table:table-cell><table:table-cell table:style-name="Tabelle4.B2" office:value-type="float" office:value="6"><text:p text:style-name="P10">6</text:p></table:table-cell><table:table-cell table:style-name="Tabelle4.B2" office:value-type="float" office:value="7"><text:p text:style-name="P10">7</text:p></table:table-cell><table:table-cell table:style-name="Tabelle4.B2" office:value-type="float" office:value="8"><text:p text:style-name="P10">8</text:p></table:table-cell><table:table-cell table:style-name="Tabelle4.B2" office:value-type="float" office:value="9"><text:p text:style-name="P10">9</text:p></table:table-cell><table:table-cell table:style-name="Tabelle4.K2" office:value-type="float" office:value="0"><text:p text:style-name="P10">0</text:p></table:table-cell></table:table-row></table:table><text:p text:style-name="Standard"/></draw:text-box></draw:frame>Tom and Andrew <text:span text:style-name="T13">heard about a cypher algorithm at school.<text:line-break/>They want to try it out to share their math homework-solutions.</text:span></text:p>
      <text:p text:style-name="P22"><text:span text:style-name="T8">The </text:span><text:span text:style-name="T9">a</text:span><text:span text:style-name="T8">lgorithm is based on a square of numbers from 0 to 9 each row and column and </text:span><text:span text:style-name="T10">an</text:span><text:span text:style-name="T8"> </text:span><text:span text:style-name="T9">additional </text:span><text:span text:style-name="T10">column including </text:span><text:span text:style-name="T9">characters of their forenames (</text:span><text:span text:style-name="T4">TOM_ANDREW</text:span><text:span text:style-name="T9">).<text:line-break/>They </text:span><text:span text:style-name="T10">need to </text:span><text:span text:style-name="T9">choose </text:span><text:span text:style-name="T10">and share</text:span><text:span text:style-name="T9"> a</text:span><text:span text:style-name="T1"> </text:span><text:span text:style-name="T2">p</text:span><text:span text:style-name="T1">assword</text:span><text:span text:style-name="T8"> consisting characters of </text:span><text:span text:style-name="T10">the first column only<text:line-break/>(</text:span><text:span text:style-name="T11">the password is </text:span><text:span text:style-name="T3">WONDER</text:span><text:span text:style-name="T7">_</text:span><text:span text:style-name="T3">TOMATO</text:span><text:span text:style-name="T10">)</text:span><text:span text:style-name="T8">.<text:line-break/><text:line-break/></text:span><text:span text:style-name="T10">To encrypt a message</text:span><text:span text:style-name="T8"> </text:span><text:span text:style-name="T9">you </text:span><text:span text:style-name="T10">have to </text:span><text:span text:style-name="T8">write </text:span><text:span text:style-name="T10">it </text:span><text:span text:style-name="T8">under the password </text:span><text:span text:style-name="T10">so you can</text:span><text:span text:style-name="T8"> link </text:span><text:span text:style-name="T9">each</text:span><text:span text:style-name="T8"> password character to </text:span><text:span text:style-name="T12">a</text:span><text:span text:style-name="T8"> message digit.<text:line-break/></text:span><text:span text:style-name="T10">For e</text:span><text:span text:style-name="T8">ach pair </text:span><text:span text:style-name="T9">of character</text:span><text:span text:style-name="T12">s</text:span><text:span text:style-name="T9"> and digit</text:span><text:span text:style-name="T12">s</text:span><text:span text:style-name="T9"> </text:span><text:span text:style-name="T10">you </text:span><text:span text:style-name="T12">will</text:span><text:span text:style-name="T10"> find a</text:span><text:span text:style-name="T8"> cipher-coded-digit in the square. The character</text:span><text:span text:style-name="T12">s</text:span><text:span text:style-name="T8"> locate the row and the digit</text:span><text:span text:style-name="T12">s</text:span><text:span text:style-name="T8"> locate the column of the cipher-digit.<text:line-break/></text:span></text:p>
      <text:p text:style-name="P18">For example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B"/>
        <table:table-column table:style-name="Tabelle1.C"/>
        <table:table-column table:style-name="Tabelle1.B"/>
        <table:table-column table:style-name="Tabelle1.C"/>
        <table:table-column table:style-name="Tabelle1.B"/>
        <table:table-column table:style-name="Tabelle1.C"/>
        <table:table-column table:style-name="Tabelle1.B"/>
        <table:table-column table:style-name="Tabelle1.C"/>
        <table:table-column table:style-name="Tabelle1.B"/>
        <table:table-column table:style-name="Tabelle1.C"/>
        <table:table-column table:style-name="Tabelle1.N"/>
        <table:table-row>
          <table:table-cell table:style-name="Tabelle1.A1" office:value-type="string">
            <text:p text:style-name="P7">Password</text:p>
          </table:table-cell>
          <table:table-cell table:style-name="Tabelle1.A1" office:value-type="string">
            <text:p text:style-name="P7">W</text:p>
          </table:table-cell>
          <table:table-cell table:style-name="Tabelle1.A1" office:value-type="string">
            <text:p text:style-name="P7">O</text:p>
          </table:table-cell>
          <table:table-cell table:style-name="Tabelle1.A1" office:value-type="string">
            <text:p text:style-name="P7">N</text:p>
          </table:table-cell>
          <table:table-cell table:style-name="Tabelle1.A1" office:value-type="string">
            <text:p text:style-name="P7">D</text:p>
          </table:table-cell>
          <table:table-cell table:style-name="Tabelle1.A1" office:value-type="string">
            <text:p text:style-name="P7">E</text:p>
          </table:table-cell>
          <table:table-cell table:style-name="Tabelle1.A1" office:value-type="string">
            <text:p text:style-name="P7">R</text:p>
          </table:table-cell>
          <table:table-cell table:style-name="Tabelle1.A1" office:value-type="string">
            <text:p text:style-name="P7">_</text:p>
          </table:table-cell>
          <table:table-cell table:style-name="Tabelle1.A1" office:value-type="string">
            <text:p text:style-name="P7">T</text:p>
          </table:table-cell>
          <table:table-cell table:style-name="Tabelle1.A1" office:value-type="string">
            <text:p text:style-name="P7">O</text:p>
          </table:table-cell>
          <table:table-cell table:style-name="Tabelle1.A1" office:value-type="string">
            <text:p text:style-name="P7">M</text:p>
          </table:table-cell>
          <table:table-cell table:style-name="Tabelle1.A1" office:value-type="string">
            <text:p text:style-name="P7">A</text:p>
          </table:table-cell>
          <table:table-cell table:style-name="Tabelle1.A1" office:value-type="string">
            <text:p text:style-name="P7">T</text:p>
          </table:table-cell>
          <table:table-cell table:style-name="Tabelle1.N1" office:value-type="string">
            <text:p text:style-name="P7">O</text:p>
          </table:table-cell>
        </table:table-row>
        <table:table-row>
          <table:table-cell table:style-name="Tabelle1.A2" office:value-type="string">
            <text:p text:style-name="P7">example-message</text:p>
          </table:table-cell>
          <table:table-cell table:style-name="Tabelle1.B2" office:value-type="float" office:value="1">
            <text:p text:style-name="P7">1</text:p>
          </table:table-cell>
          <table:table-cell table:style-name="Tabelle1.B2" office:value-type="float" office:value="2">
            <text:p text:style-name="P7">2</text:p>
          </table:table-cell>
          <table:table-cell table:style-name="Tabelle1.B2" office:value-type="float" office:value="3">
            <text:p text:style-name="P7">3</text:p>
          </table:table-cell>
          <table:table-cell table:style-name="Tabelle1.B2" office:value-type="float" office:value="4">
            <text:p text:style-name="P7">4</text:p>
          </table:table-cell>
          <table:table-cell table:style-name="Tabelle1.B2" office:value-type="float" office:value="5">
            <text:p text:style-name="P7">5</text:p>
          </table:table-cell>
          <table:table-cell table:style-name="Tabelle1.B2" office:value-type="float" office:value="6">
            <text:p text:style-name="P7">6</text:p>
          </table:table-cell>
          <table:table-cell table:style-name="Tabelle1.B2" office:value-type="float" office:value="7">
            <text:p text:style-name="P7">7</text:p>
          </table:table-cell>
          <table:table-cell table:style-name="Tabelle1.B2" office:value-type="float" office:value="8">
            <text:p text:style-name="P7">8</text:p>
          </table:table-cell>
          <table:table-cell table:style-name="Tabelle1.B2" office:value-type="float" office:value="9">
            <text:p text:style-name="P7">9</text:p>
          </table:table-cell>
          <table:table-cell table:style-name="Tabelle1.B2" office:value-type="float" office:value="0">
            <text:p text:style-name="P7">0</text:p>
          </table:table-cell>
          <table:table-cell table:style-name="Tabelle1.B2" office:value-type="float" office:value="1">
            <text:p text:style-name="P7">1</text:p>
          </table:table-cell>
          <table:table-cell table:style-name="Tabelle1.B2" office:value-type="float" office:value="2">
            <text:p text:style-name="P7">2</text:p>
          </table:table-cell>
          <table:table-cell table:style-name="Tabelle1.N2" office:value-type="float" office:value="3">
            <text:p text:style-name="P7">3</text:p>
          </table:table-cell>
        </table:table-row>
        <table:table-row>
          <table:table-cell table:style-name="Tabelle1.A2" office:value-type="string">
            <text:p text:style-name="P7">example-cipher-code</text:p>
          </table:table-cell>
          <table:table-cell table:style-name="Tabelle1.B2" office:value-type="float" office:value="2">
            <text:p text:style-name="P7">2</text:p>
          </table:table-cell>
          <table:table-cell table:style-name="Tabelle1.B2" office:value-type="float" office:value="1">
            <text:p text:style-name="P8">1</text:p>
          </table:table-cell>
          <table:table-cell table:style-name="Tabelle1.B2" office:value-type="float" office:value="8">
            <text:p text:style-name="P7">8</text:p>
          </table:table-cell>
          <table:table-cell table:style-name="Tabelle1.B2" office:value-type="float" office:value="8">
            <text:p text:style-name="P7">8</text:p>
          </table:table-cell>
          <table:table-cell table:style-name="Tabelle1.B2" office:value-type="float" office:value="7">
            <text:p text:style-name="P7">7</text:p>
          </table:table-cell>
          <table:table-cell table:style-name="Tabelle1.B2" office:value-type="float" office:value="9">
            <text:p text:style-name="P7">9</text:p>
          </table:table-cell>
          <table:table-cell table:style-name="Tabelle1.B2" office:value-type="float" office:value="4">
            <text:p text:style-name="P8">4</text:p>
          </table:table-cell>
          <table:table-cell table:style-name="Tabelle1.B2" office:value-type="float" office:value="8">
            <text:p text:style-name="P8">8</text:p>
          </table:table-cell>
          <table:table-cell table:style-name="Tabelle1.B2" office:value-type="float" office:value="8">
            <text:p text:style-name="P8">8</text:p>
          </table:table-cell>
          <table:table-cell table:style-name="Tabelle1.B2" office:value-type="float" office:value="8">
            <text:p text:style-name="P8">8</text:p>
          </table:table-cell>
          <table:table-cell table:style-name="Tabelle1.B2" office:value-type="float" office:value="7">
            <text:p text:style-name="P8">7</text:p>
          </table:table-cell>
          <table:table-cell table:style-name="Tabelle1.B2" office:value-type="float" office:value="2">
            <text:p text:style-name="P8">2</text:p>
          </table:table-cell>
          <table:table-cell table:style-name="Tabelle1.N2" office:value-type="float" office:value="2">
            <text:p text:style-name="P8">2</text:p>
          </table:table-cell>
        </table:table-row>
      </table:table>
      <text:p text:style-name="P23"><text:line-break/>Tom has solved a <text:span text:style-name="T14">math-</text:span>task and got <text:span text:style-name="T1">299792458</text:span> (m/s... speed of light) as a result.<text:line-break/>Now he's waiting for Andrews encrypted code <text:span text:style-name="T14">to compare</text:span>.</text:p>
      <text:section text:style-name="Sect1" text:name="Question" text:protected="true">
        <text:h text:style-name="P27" text:outline-level="3"/>
        <text:h text:style-name="P27" text:outline-level="3">Question</text:h>
        <text:p text:style-name="P16"/>
      </text:section>
      <text:p text:style-name="P15"><text:span text:style-name="T18">How does </text:span>Andrews encrypted message must look like <text:span text:style-name="T18">to ratify Toms result</text:span>?</text:p>
      <text:section text:style-name="Sect1" text:name="Answer" text:protected="true">
        <text:h text:style-name="P27" text:outline-level="3"/>
        <text:h text:style-name="P27" text:outline-level="3">Answer</text:h>
        <text:p text:style-name="P16"/>
      </text:section>
      <table:table table:name="Tabelle2" table:style-name="Tabelle2">
        <table:table-column table:style-name="Tabelle2.A" table:number-columns-repeated="9"/>
        <table:table-column table:style-name="Tabelle2.J"/>
        <table:table-row>
          <table:table-cell table:style-name="Tabelle2.A1" office:value-type="string">
            <text:p text:style-name="P7">PW:</text:p>
          </table:table-cell>
          <table:table-cell table:style-name="Tabelle2.A1" office:value-type="string">
            <text:p text:style-name="P7">W</text:p>
          </table:table-cell>
          <table:table-cell table:style-name="Tabelle2.A1" office:value-type="string">
            <text:p text:style-name="P7">O</text:p>
          </table:table-cell>
          <table:table-cell table:style-name="Tabelle2.A1" office:value-type="string">
            <text:p text:style-name="P7">N</text:p>
          </table:table-cell>
          <table:table-cell table:style-name="Tabelle2.A1" office:value-type="string">
            <text:p text:style-name="P7">D</text:p>
          </table:table-cell>
          <table:table-cell table:style-name="Tabelle2.A1" office:value-type="string">
            <text:p text:style-name="P7">E</text:p>
          </table:table-cell>
          <table:table-cell table:style-name="Tabelle2.A1" office:value-type="string">
            <text:p text:style-name="P7">R</text:p>
          </table:table-cell>
          <table:table-cell table:style-name="Tabelle2.A1" office:value-type="string">
            <text:p text:style-name="P7">_</text:p>
          </table:table-cell>
          <table:table-cell table:style-name="Tabelle2.A1" office:value-type="string">
            <text:p text:style-name="P7">T</text:p>
          </table:table-cell>
          <table:table-cell table:style-name="Tabelle2.J1" office:value-type="string">
            <text:p text:style-name="P7">O</text:p>
          </table:table-cell>
        </table:table-row>
        <table:table-row>
          <table:table-cell table:style-name="Tabelle2.A2" office:value-type="string">
            <text:p text:style-name="P7">A)</text:p>
          </table:table-cell>
          <table:table-cell table:style-name="Tabelle2.B2" office:value-type="float" office:value="3">
            <text:p text:style-name="P7">3</text:p>
          </table:table-cell>
          <table:table-cell table:style-name="Tabelle2.B2" office:value-type="float" office:value="8">
            <text:p text:style-name="P8">8</text:p>
          </table:table-cell>
          <table:table-cell table:style-name="Tabelle2.B2" office:value-type="float" office:value="4">
            <text:p text:style-name="P7">4</text:p>
          </table:table-cell>
          <table:table-cell table:style-name="Tabelle2.B2" office:value-type="float" office:value="0">
            <text:p text:style-name="P7">0</text:p>
          </table:table-cell>
          <table:table-cell table:style-name="Tabelle2.B2" office:value-type="float" office:value="1">
            <text:p text:style-name="P8">1</text:p>
          </table:table-cell>
          <table:table-cell table:style-name="Tabelle2.B2" office:value-type="float" office:value="5">
            <text:p text:style-name="P8">5</text:p>
          </table:table-cell>
          <table:table-cell table:style-name="Tabelle2.B2" office:value-type="float" office:value="1">
            <text:p text:style-name="P8">1</text:p>
          </table:table-cell>
          <table:table-cell table:style-name="Tabelle2.B2" office:value-type="float" office:value="5">
            <text:p text:style-name="P7">5</text:p>
          </table:table-cell>
          <table:table-cell table:style-name="Tabelle2.J2" office:value-type="float" office:value="7">
            <text:p text:style-name="P8">7</text:p>
          </table:table-cell>
        </table:table-row>
        <table:table-row>
          <table:table-cell table:style-name="Tabelle2.A2" office:value-type="string">
            <text:p text:style-name="P7">B)</text:p>
          </table:table-cell>
          <table:table-cell table:style-name="Tabelle2.B2" office:value-type="float" office:value="3">
            <text:p text:style-name="P7">3</text:p>
          </table:table-cell>
          <table:table-cell table:style-name="Tabelle2.B2" office:value-type="float" office:value="8">
            <text:p text:style-name="P8">8</text:p>
          </table:table-cell>
          <table:table-cell table:style-name="Tabelle2.B2" office:value-type="float" office:value="4">
            <text:p text:style-name="P7">4</text:p>
          </table:table-cell>
          <table:table-cell table:style-name="Tabelle2.B2" office:value-type="float" office:value="1">
            <text:p text:style-name="P7">1</text:p>
          </table:table-cell>
          <table:table-cell table:style-name="Tabelle2.B2" office:value-type="float" office:value="1">
            <text:p text:style-name="P7">1</text:p>
          </table:table-cell>
          <table:table-cell table:style-name="Tabelle2.B2" office:value-type="float" office:value="5">
            <text:p text:style-name="P7">5</text:p>
          </table:table-cell>
          <table:table-cell table:style-name="Tabelle2.B2" office:value-type="float" office:value="1">
            <text:p text:style-name="P9">1</text:p>
          </table:table-cell>
          <table:table-cell table:style-name="Tabelle2.B2" office:value-type="float" office:value="5">
            <text:p text:style-name="P8">5</text:p>
          </table:table-cell>
          <table:table-cell table:style-name="Tabelle2.J2" office:value-type="float" office:value="7">
            <text:p text:style-name="P8">7</text:p>
          </table:table-cell>
        </table:table-row>
        <table:table-row>
          <table:table-cell table:style-name="Tabelle2.A2" office:value-type="string">
            <text:p text:style-name="P7">C)</text:p>
          </table:table-cell>
          <table:table-cell table:style-name="Tabelle2.B2" office:value-type="float" office:value="3">
            <text:p text:style-name="P7">3</text:p>
          </table:table-cell>
          <table:table-cell table:style-name="Tabelle2.B2" office:value-type="float" office:value="8">
            <text:p text:style-name="P8">8</text:p>
          </table:table-cell>
          <table:table-cell table:style-name="Tabelle2.B2" office:value-type="float" office:value="4">
            <text:p text:style-name="P7">4</text:p>
          </table:table-cell>
          <table:table-cell table:style-name="Tabelle2.B2" office:value-type="float" office:value="1">
            <text:p text:style-name="P7">1</text:p>
          </table:table-cell>
          <table:table-cell table:style-name="Tabelle2.B2" office:value-type="float" office:value="1">
            <text:p text:style-name="P7">1</text:p>
          </table:table-cell>
          <table:table-cell table:style-name="Tabelle2.B2" office:value-type="float" office:value="5">
            <text:p text:style-name="P8">5</text:p>
          </table:table-cell>
          <table:table-cell table:style-name="Tabelle2.B2" office:value-type="float" office:value="4">
            <text:p text:style-name="P9">4</text:p>
          </table:table-cell>
          <table:table-cell table:style-name="Tabelle2.B2" office:value-type="float" office:value="5">
            <text:p text:style-name="P8">5</text:p>
          </table:table-cell>
          <table:table-cell table:style-name="Tabelle2.J2" office:value-type="float" office:value="7">
            <text:p text:style-name="P8">7</text:p>
          </table:table-cell>
        </table:table-row>
        <table:table-row>
          <table:table-cell table:style-name="Tabelle2.A2" office:value-type="string">
            <text:p text:style-name="P7">D)</text:p>
          </table:table-cell>
          <table:table-cell table:style-name="Tabelle2.B2" office:value-type="float" office:value="2">
            <text:p text:style-name="P7">2</text:p>
          </table:table-cell>
          <table:table-cell table:style-name="Tabelle2.B2" office:value-type="float" office:value="9">
            <text:p text:style-name="P7">9</text:p>
          </table:table-cell>
          <table:table-cell table:style-name="Tabelle2.B2" office:value-type="float" office:value="9">
            <text:p text:style-name="P7">9</text:p>
          </table:table-cell>
          <table:table-cell table:style-name="Tabelle2.B2" office:value-type="float" office:value="7">
            <text:p text:style-name="P7">7</text:p>
          </table:table-cell>
          <table:table-cell table:style-name="Tabelle2.B2" office:value-type="float" office:value="9">
            <text:p text:style-name="P7">9</text:p>
          </table:table-cell>
          <table:table-cell table:style-name="Tabelle2.B2" office:value-type="float" office:value="2">
            <text:p text:style-name="P7">2</text:p>
          </table:table-cell>
          <table:table-cell table:style-name="Tabelle2.B2" office:value-type="float" office:value="4">
            <text:p text:style-name="P7">4</text:p>
          </table:table-cell>
          <table:table-cell table:style-name="Tabelle2.B2" office:value-type="float" office:value="5">
            <text:p text:style-name="P7">5</text:p>
          </table:table-cell>
          <table:table-cell table:style-name="Tabelle2.J2" office:value-type="float" office:value="8">
            <text:p text:style-name="P7">8</text:p>
          </table:table-cell>
        </table:table-row>
      </table:table>
      <text:p text:style-name="P18"/>
      <text:section text:style-name="Sect2" text:name="Explanation" text:protected="true">
        <text:p text:style-name="P14"><office:annotation><dc:creator>Ivo Blöchliger</dc:creator><dc:date>2013-01-04T16:50:39</dc:date><text:p text:style-name="P30"><text:span text:style-name="T19">This must all fit on the first page. If it does not, your <text:s/>task is too long.</text:span></text:p></office:annotation></text:p>
        <text:h text:style-name="P28" text:outline-level="3"><text:soft-page-break/>Explanation</text:h>
        <text:p text:style-name="P17"/>
      </text:section>
      <text:p text:style-name="P20">Answer <text:span text:style-name="T15">B</text:span> is correct. A is wrong because the fourth digit is 1 (row D, column 7).<text:line-break/>C is wrong because the <text:span text:style-name="T15">seventh</text:span> digit is <text:span text:style-name="T15">1</text:span> (row _, column <text:span text:style-name="T15">4</text:span>).<text:line-break/>Answer D is wrong because it's the plain-text of the message.</text:p>
      <text:section text:style-name="Sect2" text:name="It's informatics" text:protected="true">
        <text:h text:style-name="P28" text:outline-level="3"/>
        <text:h text:style-name="P28" text:outline-level="3">It's informatics</text:h>
        <text:p text:style-name="P17"/>
      </text:section>
      <text:p text:style-name="P20"><text:span text:style-name="T18">The task is</text:span> a lite version of a Vigenère-cipher. It is <text:span text:style-name="T18">an old but powerful</text:span> <text:span text:style-name="T15">poly-alphabetic symmetric-key </text:span>cipher <text:span text:style-name="T15">which is based on substitution</text:span>. <text:line-break/><text:span text:style-name="T15">Given that the following conditions are complied:<text:line-break/>1) the message is not longer than the password</text:span></text:p>
      <text:p text:style-name="P21">2) the password was chosen by chance</text:p>
      <text:p text:style-name="P21">3) the password was used the first time</text:p>
      <text:p text:style-name="P21">Th<text:span text:style-name="T17">e</text:span>n the cypher is provably unbreakable (one-time-pad).</text:p>
      <text:section text:style-name="Sect1" text:name="Keywords" text:protected="true">
        <text:h text:style-name="P28" text:outline-level="3"/>
        <text:h text:style-name="P28" text:outline-level="3">Keywords</text:h>
        <text:p text:style-name="P17"/>
      </text:section>
      <text:p text:style-name="P20">Vigenère-cipher, <text:span text:style-name="T16">one-time-pad, symmetric-key algorithm, poly-alphabetic cipher</text:span></text:p>
      <text:section text:style-name="Sect1" text:name="Websites" text:protected="true">
        <text:h text:style-name="P28" text:outline-level="3"/>
        <text:h text:style-name="P28" text:outline-level="3">Websites</text:h>
        <text:p text:style-name="P17"/>
      </text:section>
      <text:p text:style-name="P20"><text:a xlink:type="simple" xlink:href="http://en.wikipedia.org/wiki/Vigenère_cipher" text:style-name="Internet_20_link" text:visited-style-name="Visited_20_Internet_20_Link">http://en.wikipedia.org/wiki/Vigen%C3%A8re_cipher</text:a></text:p>
      <text:p text:style-name="P20"><text:a xlink:type="simple" xlink:href="http://en.wikipedia.org/wiki/Polyalphabetic_cipher" text:style-name="Internet_20_link" text:visited-style-name="Visited_20_Internet_20_Link">http://en.wikipedia.org/wiki/Polyalphabetic_cipher</text:a></text:p>
      <text:p text:style-name="P21"><text:a xlink:type="simple" xlink:href="http://en.wikipedia.org/wiki/One-time_pad" text:style-name="Internet_20_link" text:visited-style-name="Visited_20_Internet_20_Link">http://en.wikipedia.org/wiki/One-time_pad</text:a></text:p>
      <text:p text:style-name="P20"><text:a xlink:type="simple" xlink:href="http://sharkysoft.com/misc/vigenere/" text:style-name="Internet_20_link" text:visited-style-name="Visited_20_Internet_20_Link">http://sharkysoft.com/misc/vigenere/</text:a></text:p>
      <text:p text:style-name="P20">(online tool to de/encrypt by using vigenere-cipher)</text:p>
      <text:p text:style-name="P20"><text:a xlink:type="simple" xlink:href="http://www.mygeocachingprofile.com/codebreaker.vigenerecipher.aspx" text:style-name="Internet_20_link" text:visited-style-name="Visited_20_Internet_20_Link">http://www.mygeocachingprofile.com/codebreaker.vigenerecipher.aspx</text:a></text:p>
      <text:p text:style-name="P20">(online tool to break vigenere cipher-code)</text:p>
      <text:section text:style-name="Sect1" text:name="Wording" text:protected="true">
        <text:p text:style-name="P14"/>
        <text:h text:style-name="P29" text:outline-level="3">Internal Use</text:h>
        <text:h text:style-name="P27" text:outline-level="3">Wording</text:h>
        <text:p text:style-name="P16"/>
      </text:section>
      <text:p text:style-name="P19">Pairs of characters and digits <text:span text:style-name="T16">leads to a cipher-coded-digit </text:span>(for example: (W,2) →<text:span text:style-name="T16"> 3</text:span> or (O,9) →<text:span text:style-name="T16"> 8</text:span>).</text:p>
      <text:p text:style-name="P19"><text:span text:style-name="T16">A c</text:span>ipher-algorithm is the code of practice to de/encrypt a message.</text:p>
      <text:section text:style-name="Sect1" text:name="Comments" text:protected="true">
        <text:h text:style-name="P27" text:outline-level="3"/>
        <text:h text:style-name="P27" text:outline-level="3">Comments</text:h>
        <text:p text:style-name="P16"/>
      </text:section>
      <text:p text:style-name="P25"><text:span text:style-name="T16">Roman Ledinsky, 2014-01-26, reworked version, simplified description.</text:span></text:p>
      <text:section text:style-name="Sect1" text:name="Files" text:protected="true">
        <text:h text:style-name="P27" text:outline-level="3"/>
        <text:h text:style-name="P27" text:outline-level="3">Files</text:h>
        <text:p text:style-name="P16"/>
      </text:section>
      <text:p text:style-name="P15"/>
      <text:section text:style-name="Sect1" text:name="this file" text:protected="true">
        <text:p text:style-name="P15"><text:file-name text:display="name-and-extension">2014-AT-01-EN.odt</text:file-name> (this file)</text:p>
      </text:section>
      <text:section text:style-name="Sect1" text:name="other files">
        <text:p text:style-name="P15"/>
      </text:section>
      <text:section text:style-name="Sect1" text:name="Authorship" text:protected="true">
        <text:h text:style-name="P27" text:outline-level="3"/>
        <text:h text:style-name="P27" text:outline-level="3">Authorship</text:h>
        <text:p text:style-name="P16"/>
      </text:section>
      <text:p text:style-name="P15"/>
      <text:p text:style-name="P24">Roman Ledinsky, 2013-11-10, Initial version, inspired by work done by Denise Hackner.</text:p>
      <text:p text:style-name="P15">Roman Ledinsky, <text:a xlink:type="simple" xlink:href="mailto:ivo@bloechligair.ch" text:style-name="Internet_20_link" text:visited-style-name="Visited_20_Internet_20_Link">r</text:a>oman.ledinsky@gmail.com, Austria</text:p>
      <text:p text:style-name="P15">Denise Hackner, Austria.</text:p>
      <text:section text:style-name="Sect1" text:name="License" text:protected="true">
        <text:h text:style-name="P27" text:outline-level="3"><text:soft-page-break/></text:h>
        <text:h text:style-name="P27" text:outline-level="3">License</text:h>
        <text:p text:style-name="P16"/>
        <text:p text:style-name="P15">Copyright © Bebras – International Contest on Informatics and Computer Fluency.</text:p>
        <text:p text:style-name="Text_20_body"><text:span text:style-name="T5">This work is licensed under a Creative Commons Attribution-ShareAlike 3.0 Unported License. Visit: </text:span><text:a xlink:type="simple" xlink:href="http://creativecommons.org/licenses/by-sa/3.0/" text:style-name="Internet_20_link" text:visited-style-name="Visited_20_Internet_20_Link"><text:span text:style-name="T5">http://creativecommons.org/licenses/by-sa/3.0/</text:span></text:a></text:p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in" loext:contextual-spacing="false"/>
      <style:text-properties style:font-name="DejaVu Sans1" fo:font-family="'DejaVu Sans'" style:font-style-name="Bold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loext:graphic-properties draw:fill="solid" draw:fill-color="#ffffe6" draw:opacity="100%"/>
      <style:paragraph-properties fo:text-align="center" style:justify-single-word="false" fo:background-color="#ffffe6"/>
      <style:text-properties style:font-name="DejaVu Sans1" fo:font-family="'DejaVu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user-field-decls>
          <text:user-field-decl office:value-type="string" office:string-value="Secret Message" text:name="Title"/>
        </text:user-field-decls>
        <text:section text:style-name="MSect1" text:name="Footer" text:protected="true">
          <text:p text:style-name="MP1"><text:user-field-get text:name="Title">Secret Message</text:user-field-get> <text:file-name text:display="name">2014-AT-01-EN</text:file-name>, Last saved <text:modification-date style:data-style-name="N84">2016-12-30</text:modification-date> at <text:modification-time style:data-style-name="N41">19:53:50</text:modification-time> by <text:creator/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o Blöchliger</meta:initial-creator>
    <meta:creation-date>2013-01-04T15:16:24</meta:creation-date>
    <dc:date>2016-12-30T19:53:49.847000000</dc:date>
    <meta:editing-duration>PT13H51M15S</meta:editing-duration>
    <meta:editing-cycles>49</meta:editing-cycles>
    <meta:generator>LibreOffice/5.1.0.3$Windows_x86 LibreOffice_project/5e3e00a007d9b3b6efb6797a8b8e57b51ab1f737</meta:generator>
    <meta:document-statistic meta:table-count="5" meta:image-count="0" meta:object-count="0" meta:page-count="3" meta:paragraph-count="257" meta:word-count="617" meta:character-count="3121" meta:non-whitespace-character-count="2748"/>
  </office:meta>
</office:document-meta>
</file>